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022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3.526cm"/>
    </style:style>
    <style:style style:name="co10" style:family="table-column">
      <style:table-column-properties fo:break-before="auto" style:column-width="2.61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  <style:style style:name="ce3" style:family="table-cell" style:parent-style-name="Default" style:data-style-name="N5002"/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42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Boot number</text:p>
          </table:table-cell>
          <table:table-cell office:value-type="string">
            <text:p>Readahead</text:p>
          </table:table-cell>
          <table:table-cell/>
          <table:table-cell table:style-name="ce2" office:value-type="string">
            <text:p>Prefetch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51.22">
            <text:p>51.22</text:p>
          </table:table-cell>
          <table:table-cell/>
          <table:table-cell office:value-type="float" office:value="54.15">
            <text:p>54.15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51.96">
            <text:p>51.96</text:p>
          </table:table-cell>
          <table:table-cell/>
          <table:table-cell office:value-type="float" office:value="52.39">
            <text:p>52.39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54.05">
            <text:p>54.05</text:p>
          </table:table-cell>
          <table:table-cell/>
          <table:table-cell office:value-type="float" office:value="52.9">
            <text:p>52.9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53.21">
            <text:p>53.21</text:p>
          </table:table-cell>
          <table:table-cell/>
          <table:table-cell office:value-type="float" office:value="54.42">
            <text:p>54.42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53.98">
            <text:p>53.98</text:p>
          </table:table-cell>
          <table:table-cell/>
          <table:table-cell office:value-type="float" office:value="54.01">
            <text:p>54.01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54.26">
            <text:p>54.26</text:p>
          </table:table-cell>
          <table:table-cell/>
          <table:table-cell office:value-type="float" office:value="53.5">
            <text:p>53.5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office:value-type="float" office:value="52.48">
            <text:p>52.48</text:p>
          </table:table-cell>
          <table:table-cell/>
          <table:table-cell office:value-type="float" office:value="54.15">
            <text:p>54.15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office:value-type="float" office:value="53.97">
            <text:p>53.97</text:p>
          </table:table-cell>
          <table:table-cell/>
          <table:table-cell office:value-type="float" office:value="52.27">
            <text:p>52.27</text:p>
          </table:table-cell>
          <table:table-cell table:number-columns-repeated="25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office:value-type="float" office:value="52.86">
            <text:p>52.86</text:p>
          </table:table-cell>
          <table:table-cell/>
          <table:table-cell office:value-type="float" office:value="53.79">
            <text:p>53.79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3:.C11])" office:value-type="float" office:value="53.11">
            <text:p>53.1100</text:p>
          </table:table-cell>
          <table:table-cell office:value-type="string">
            <text:p>Average</text:p>
          </table:table-cell>
          <table:table-cell table:style-name="ce2" table:formula="oooc:=AVERAGE([.E3:.E11])" office:value-type="float" office:value="53.5088888888889">
            <text:p>53.5089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3:.C11])" office:value-type="float" office:value="1.06457738093574">
            <text:p>1.0646</text:p>
          </table:table-cell>
          <table:table-cell office:value-type="string">
            <text:p>Stddev</text:p>
          </table:table-cell>
          <table:table-cell table:style-name="ce2" table:formula="oooc:=STDEV([.E3:.E11])" office:value-type="float" office:value="0.801552313396393">
            <text:p>0.801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53"/>
        </table:table-row>
        <table:table-row table:style-name="ro1" table:number-rows-repeated="9">
          <table:table-cell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245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Readahead</text:p>
          </table:table-cell>
          <table:table-cell office:value-type="string">
            <text:p>enabled,</text:p>
          </table:table-cell>
          <table:table-cell office:value-type="string">
            <text:p>openoffice</text:p>
          </table:table-cell>
          <table:table-cell office:value-type="string">
            <text:p>Readahead</text:p>
          </table:table-cell>
          <table:table-cell table:number-columns-repeated="2"/>
          <table:table-cell table:style-name="ce2" office:value-type="string">
            <text:p>Prefetch</text:p>
          </table:table-cell>
          <table:table-cell/>
          <table:table-cell office:value-type="string">
            <text:p>openoffice</text:p>
          </table:table-cell>
          <table:table-cell office:value-type="string">
            <text:p>Prefetch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68.25">
            <text:p>68.25</text:p>
          </table:table-cell>
          <table:table-cell office:value-type="float" office:value="28.33">
            <text:p>28.33</text:p>
          </table:table-cell>
          <table:table-cell office:value-type="string">
            <text:p>#</text:p>
          </table:table-cell>
          <table:table-cell office:value-type="float" office:value="13.3061995506">
            <text:p>13.31</text:p>
          </table:table-cell>
          <table:table-cell table:number-columns-repeated="2"/>
          <table:table-cell office:value-type="float" office:value="65.51">
            <text:p>65.51</text:p>
          </table:table-cell>
          <table:table-cell office:value-type="float" office:value="25.86">
            <text:p>25.86</text:p>
          </table:table-cell>
          <table:table-cell office:value-type="string">
            <text:p>#</text:p>
          </table:table-cell>
          <table:table-cell office:value-type="float" office:value="7.11054944992">
            <text:p>7.11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68.74">
            <text:p>68.74</text:p>
          </table:table-cell>
          <table:table-cell office:value-type="float" office:value="29.24">
            <text:p>29.24</text:p>
          </table:table-cell>
          <table:table-cell office:value-type="string">
            <text:p>#</text:p>
          </table:table-cell>
          <table:table-cell office:value-type="float" office:value="13.262570858">
            <text:p>13.26</text:p>
          </table:table-cell>
          <table:table-cell table:number-columns-repeated="2"/>
          <table:table-cell office:value-type="float" office:value="64.83">
            <text:p>64.83</text:p>
          </table:table-cell>
          <table:table-cell office:value-type="float" office:value="25.24">
            <text:p>25.24</text:p>
          </table:table-cell>
          <table:table-cell office:value-type="string">
            <text:p>#</text:p>
          </table:table-cell>
          <table:table-cell office:value-type="float" office:value="5.49154019356">
            <text:p>5.49</text:p>
          </table:table-cell>
          <table:table-cell table:number-columns-repeated="244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" office:value-type="float" office:value="68.44">
            <text:p>68.44</text:p>
          </table:table-cell>
          <table:table-cell office:value-type="float" office:value="28.44">
            <text:p>28.44</text:p>
          </table:table-cell>
          <table:table-cell office:value-type="string">
            <text:p>missing openoffice time due to race condition</text:p>
          </table:table-cell>
          <table:table-cell/>
          <table:table-cell table:style-name="Default"/>
          <table:table-cell/>
          <table:table-cell office:value-type="float" office:value="64.76">
            <text:p>64.76</text:p>
          </table:table-cell>
          <table:table-cell office:value-type="float" office:value="25.4">
            <text:p>25.4</text:p>
          </table:table-cell>
          <table:table-cell office:value-type="string">
            <text:p>#</text:p>
          </table:table-cell>
          <table:table-cell office:value-type="float" office:value="6.02640032768">
            <text:p>6.03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68.58">
            <text:p>68.58</text:p>
          </table:table-cell>
          <table:table-cell office:value-type="float" office:value="28.55">
            <text:p>28.55</text:p>
          </table:table-cell>
          <table:table-cell office:value-type="string">
            <text:p>#</text:p>
          </table:table-cell>
          <table:table-cell office:value-type="float" office:value="12.8808233738">
            <text:p>12.88</text:p>
          </table:table-cell>
          <table:table-cell table:number-columns-repeated="2"/>
          <table:table-cell office:value-type="float" office:value="65.17">
            <text:p>65.17</text:p>
          </table:table-cell>
          <table:table-cell office:value-type="float" office:value="25.72">
            <text:p>25.72</text:p>
          </table:table-cell>
          <table:table-cell office:value-type="string">
            <text:p>#</text:p>
          </table:table-cell>
          <table:table-cell office:value-type="float" office:value="6.48693156242">
            <text:p>6.49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68.3">
            <text:p>68.3</text:p>
          </table:table-cell>
          <table:table-cell office:value-type="float" office:value="28.24">
            <text:p>28.24</text:p>
          </table:table-cell>
          <table:table-cell office:value-type="string">
            <text:p>#</text:p>
          </table:table-cell>
          <table:table-cell office:value-type="float" office:value="13.4653265476">
            <text:p>13.47</text:p>
          </table:table-cell>
          <table:table-cell table:number-columns-repeated="2"/>
          <table:table-cell office:value-type="float" office:value="64.61">
            <text:p>64.61</text:p>
          </table:table-cell>
          <table:table-cell office:value-type="float" office:value="25.45">
            <text:p>25.45</text:p>
          </table:table-cell>
          <table:table-cell office:value-type="string">
            <text:p>#</text:p>
          </table:table-cell>
          <table:table-cell office:value-type="float" office:value="7.35920500755">
            <text:p>7.36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67.67">
            <text:p>67.67</text:p>
          </table:table-cell>
          <table:table-cell office:value-type="float" office:value="27.57">
            <text:p>27.57</text:p>
          </table:table-cell>
          <table:table-cell office:value-type="string">
            <text:p>#</text:p>
          </table:table-cell>
          <table:table-cell office:value-type="float" office:value="13.0633354187">
            <text:p>13.06</text:p>
          </table:table-cell>
          <table:table-cell table:number-columns-repeated="2"/>
          <table:table-cell office:value-type="float" office:value="64.94">
            <text:p>64.94</text:p>
          </table:table-cell>
          <table:table-cell office:value-type="float" office:value="25.26">
            <text:p>25.26</text:p>
          </table:table-cell>
          <table:table-cell office:value-type="string">
            <text:p>#</text:p>
          </table:table-cell>
          <table:table-cell office:value-type="float" office:value="7.2159075737">
            <text:p>7.22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office:value-type="float" office:value="68.73">
            <text:p>68.73</text:p>
          </table:table-cell>
          <table:table-cell office:value-type="float" office:value="28.82">
            <text:p>28.82</text:p>
          </table:table-cell>
          <table:table-cell office:value-type="string">
            <text:p>#</text:p>
          </table:table-cell>
          <table:table-cell office:value-type="float" office:value="14.8091852665">
            <text:p>14.81</text:p>
          </table:table-cell>
          <table:table-cell table:number-columns-repeated="2"/>
          <table:table-cell office:value-type="float" office:value="65.22">
            <text:p>65.22</text:p>
          </table:table-cell>
          <table:table-cell office:value-type="float" office:value="25.58">
            <text:p>25.58</text:p>
          </table:table-cell>
          <table:table-cell office:value-type="string">
            <text:p>#</text:p>
          </table:table-cell>
          <table:table-cell office:value-type="float" office:value="5.10185265541">
            <text:p>5.1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office:value-type="float" office:value="68.21">
            <text:p>68.21</text:p>
          </table:table-cell>
          <table:table-cell office:value-type="float" office:value="28.12">
            <text:p>28.12</text:p>
          </table:table-cell>
          <table:table-cell office:value-type="string">
            <text:p>#</text:p>
          </table:table-cell>
          <table:table-cell office:value-type="float" office:value="11.9332094193">
            <text:p>11.93</text:p>
          </table:table-cell>
          <table:table-cell table:number-columns-repeated="2"/>
          <table:table-cell office:value-type="float" office:value="65.62">
            <text:p>65.62</text:p>
          </table:table-cell>
          <table:table-cell office:value-type="float" office:value="26.13">
            <text:p>26.13</text:p>
          </table:table-cell>
          <table:table-cell office:value-type="string">
            <text:p>#</text:p>
          </table:table-cell>
          <table:table-cell office:value-type="float" office:value="5.59345149994">
            <text:p>5.59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office:value-type="float" office:value="68.44">
            <text:p>68.44</text:p>
          </table:table-cell>
          <table:table-cell office:value-type="float" office:value="28.4">
            <text:p>28.4</text:p>
          </table:table-cell>
          <table:table-cell office:value-type="string">
            <text:p>#</text:p>
          </table:table-cell>
          <table:table-cell office:value-type="float" office:value="11.3092834949">
            <text:p>11.31</text:p>
          </table:table-cell>
          <table:table-cell table:number-columns-repeated="2"/>
          <table:table-cell office:value-type="float" office:value="64.35">
            <text:p>64.35</text:p>
          </table:table-cell>
          <table:table-cell office:value-type="float" office:value="25.3">
            <text:p>25.3</text:p>
          </table:table-cell>
          <table:table-cell office:value-type="string">
            <text:p>#</text:p>
          </table:table-cell>
          <table:table-cell office:value-type="float" office:value="6.66361117363">
            <text:p>6.66</text:p>
          </table:table-cell>
          <table:table-cell table:number-columns-repeated="244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29:.C37])" office:value-type="float" office:value="68.3733333333333">
            <text:p>68.3733</text:p>
          </table:table-cell>
          <table:table-cell/>
          <table:table-cell office:value-type="string">
            <text:p>Average</text:p>
          </table:table-cell>
          <table:table-cell table:style-name="ce2" table:formula="oooc:=AVERAGE([.F29:.F37])" office:value-type="float" office:value="13.003741741175">
            <text:p>13.0037</text:p>
          </table:table-cell>
          <table:table-cell/>
          <table:table-cell office:value-type="string">
            <text:p>Average</text:p>
          </table:table-cell>
          <table:table-cell table:style-name="ce2" table:formula="oooc:=AVERAGE([.I29:.I37])" office:value-type="float" office:value="65.0011111111111">
            <text:p>65.0011</text:p>
          </table:table-cell>
          <table:table-cell/>
          <table:table-cell office:value-type="string">
            <text:p>Average</text:p>
          </table:table-cell>
          <table:table-cell table:style-name="ce2" table:formula="oooc:=AVERAGE([.L29:.L37])" office:value-type="float" office:value="6.33882771597889">
            <text:p>6.3388</text:p>
          </table:table-cell>
          <table:table-cell table:number-columns-repeated="244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29:.C37])" office:value-type="float" office:value="0.326955654485436">
            <text:p>0.3270</text:p>
          </table:table-cell>
          <table:table-cell/>
          <table:table-cell office:value-type="string">
            <text:p>Stddev</text:p>
          </table:table-cell>
          <table:table-cell table:style-name="ce2" table:formula="oooc:=STDEV([.F29:.F37])" office:value-type="float" office:value="1.04656230630482">
            <text:p>1.0466</text:p>
          </table:table-cell>
          <table:table-cell/>
          <table:table-cell office:value-type="string">
            <text:p>Stddev</text:p>
          </table:table-cell>
          <table:table-cell table:style-name="ce2" table:formula="oooc:=STDEV([.I29:.I37])" office:value-type="float" office:value="0.416306511012155">
            <text:p>0.4163</text:p>
          </table:table-cell>
          <table:table-cell/>
          <table:table-cell office:value-type="string">
            <text:p>Stddev</text:p>
          </table:table-cell>
          <table:table-cell table:style-name="ce2" table:formula="oooc:=STDEV([.L29:.L37])" office:value-type="float" office:value="0.824212684537301">
            <text:p>0.8242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 table:number-rows-repeated="12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office:value-type="string">
            <text:p>readahead enabled</text:p>
          </table:table-cell>
          <table:table-cell office:value-type="string">
            <text:p>||</text:p>
          </table:table-cell>
          <table:table-cell office:value-type="string">
            <text:p>prefetch</text:p>
          </table:table-cell>
          <table:table-cell office:value-type="string">
            <text:p>||</text:p>
          </table:table-cell>
          <table:table-cell office:value-type="string">
            <text:p>difference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style-name="ce3" table:formula="oooc:=[.C12]" office:value-type="float" office:value="53.11">
            <text:p>53.11</text:p>
          </table:table-cell>
          <table:table-cell table:style-name="ce3" office:value-type="string">
            <text:p>||</text:p>
          </table:table-cell>
          <table:table-cell table:style-name="ce3" table:formula="oooc:=[.E12]" office:value-type="float" office:value="53.5088888888889">
            <text:p>53.51</text:p>
          </table:table-cell>
          <table:table-cell table:style-name="ce3" office:value-type="string">
            <text:p>||</text:p>
          </table:table-cell>
          <table:table-cell table:style-name="ce3" table:formula="oooc:=[.F55]-[.D55]" office:value-type="float" office:value="0.398888888888884">
            <text:p>0.40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C13]" office:value-type="float" office:value="1.06457738093574">
            <text:p>1.06</text:p>
          </table:table-cell>
          <table:table-cell table:style-name="ce3" office:value-type="string">
            <text:p>||</text:p>
          </table:table-cell>
          <table:table-cell table:style-name="ce3" table:formula="oooc:=[.E13]" office:value-type="float" office:value="0.801552313396393">
            <text:p>0.80</text:p>
          </table:table-cell>
          <table:table-cell table:style-name="ce3" office:value-type="string">
            <text:p>||</text:p>
          </table:table-cell>
          <table:table-cell table:style-name="ce3" table:formula="oooc:=[.F56]-[.D56]" office:value-type="float" office:value="-0.263025067539346">
            <text:p>-0.2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style-name="ce3" table:formula="oooc:=[.C38]" office:value-type="float" office:value="68.3733333333333">
            <text:p>68.37</text:p>
          </table:table-cell>
          <table:table-cell table:style-name="ce3" office:value-type="string">
            <text:p>||</text:p>
          </table:table-cell>
          <table:table-cell table:style-name="ce3" table:formula="oooc:=[.I38]" office:value-type="float" office:value="65.0011111111111">
            <text:p>65.00</text:p>
          </table:table-cell>
          <table:table-cell table:style-name="ce3" office:value-type="string">
            <text:p>||</text:p>
          </table:table-cell>
          <table:table-cell table:style-name="ce3" table:formula="oooc:=[.F57]-[.D57]" office:value-type="float" office:value="-3.37222222222222">
            <text:p>-3.37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C39]" office:value-type="float" office:value="0.326955654485436">
            <text:p>0.33</text:p>
          </table:table-cell>
          <table:table-cell table:style-name="ce3" office:value-type="string">
            <text:p>||</text:p>
          </table:table-cell>
          <table:table-cell table:style-name="ce3" table:formula="oooc:=[.I39]" office:value-type="float" office:value="0.416306511012155">
            <text:p>0.42</text:p>
          </table:table-cell>
          <table:table-cell table:style-name="ce3" office:value-type="string">
            <text:p>||</text:p>
          </table:table-cell>
          <table:table-cell table:style-name="ce3" table:formula="oooc:=[.F58]-[.D58]" office:value-type="float" office:value="0.0893508565267189">
            <text:p>0.0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Openoffice startup: avg</text:p>
          </table:table-cell>
          <table:table-cell table:style-name="ce1" office:value-type="string">
            <text:p>||</text:p>
          </table:table-cell>
          <table:table-cell table:style-name="ce3" table:formula="oooc:=[.F38]" office:value-type="float" office:value="13.003741741175">
            <text:p>13.00</text:p>
          </table:table-cell>
          <table:table-cell table:style-name="ce3" office:value-type="string">
            <text:p>||</text:p>
          </table:table-cell>
          <table:table-cell table:style-name="ce3" table:formula="oooc:=[.L38]" office:value-type="float" office:value="6.33882771597889">
            <text:p>6.34</text:p>
          </table:table-cell>
          <table:table-cell table:style-name="ce3" office:value-type="string">
            <text:p>||</text:p>
          </table:table-cell>
          <table:table-cell table:style-name="ce3" table:formula="oooc:=[.F59]-[.D59]" office:value-type="float" office:value="-6.66491402519611">
            <text:p>-6.6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F39]" office:value-type="float" office:value="1.04656230630482">
            <text:p>1.05</text:p>
          </table:table-cell>
          <table:table-cell table:style-name="ce3" office:value-type="string">
            <text:p>||</text:p>
          </table:table-cell>
          <table:table-cell table:style-name="ce3" table:formula="oooc:=[.L39]" office:value-type="float" office:value="0.824212684537301">
            <text:p>0.82</text:p>
          </table:table-cell>
          <table:table-cell table:style-name="ce3" office:value-type="string">
            <text:p>||</text:p>
          </table:table-cell>
          <table:table-cell table:style-name="ce3" table:formula="oooc:=[.F60]-[.D60]" office:value-type="float" office:value="-0.22234962176752">
            <text:p>-0.22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Boot time minus openoffice startup: avg</text:p>
          </table:table-cell>
          <table:table-cell table:style-name="ce1" office:value-type="string">
            <text:p>||</text:p>
          </table:table-cell>
          <table:table-cell table:style-name="ce3" table:formula="oooc:=[.D57]-[.D59]" office:value-type="float" office:value="55.3695915921583">
            <text:p>55.37</text:p>
          </table:table-cell>
          <table:table-cell table:style-name="ce3" office:value-type="string">
            <text:p>||</text:p>
          </table:table-cell>
          <table:table-cell table:style-name="ce3" table:formula="oooc:=[.F57]-[.F59]" office:value-type="float" office:value="58.6622833951322">
            <text:p>58.66</text:p>
          </table:table-cell>
          <table:table-cell table:style-name="ce3" office:value-type="string">
            <text:p>||</text:p>
          </table:table-cell>
          <table:table-cell table:style-name="ce3" table:formula="oooc:=[.F61]-[.D61]" office:value-type="float" office:value="3.29269180297389">
            <text:p>3.2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D58]-[.D60]" office:value-type="float" office:value="-0.719606651819385">
            <text:p>-0.72</text:p>
          </table:table-cell>
          <table:table-cell table:style-name="ce3" office:value-type="string">
            <text:p>||</text:p>
          </table:table-cell>
          <table:table-cell table:style-name="ce3" table:formula="oooc:=[.F58]-[.F60]" office:value-type="float" office:value="-0.407906173525147">
            <text:p>-0.41</text:p>
          </table:table-cell>
          <table:table-cell table:style-name="ce3" office:value-type="string">
            <text:p>||</text:p>
          </table:table-cell>
          <table:table-cell table:style-name="ce3" table:formula="oooc:=[.F62]-[.D62]" office:value-type="float" office:value="0.311700478294238">
            <text:p>0.3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Boot time without openoffice difference to plain boot</text:p>
          </table:table-cell>
          <table:table-cell table:style-name="ce1" office:value-type="string">
            <text:p>||</text:p>
          </table:table-cell>
          <table:table-cell table:style-name="ce3" table:formula="oooc:=[.D61]-[.D55]" office:value-type="float" office:value="2.25959159215834">
            <text:p>2.26</text:p>
          </table:table-cell>
          <table:table-cell table:style-name="ce3" office:value-type="string">
            <text:p>||</text:p>
          </table:table-cell>
          <table:table-cell table:style-name="ce3" table:formula="oooc:=[.F61]-[.F55]" office:value-type="float" office:value="5.15339450624334">
            <text:p>5.15</text:p>
          </table:table-cell>
          <table:table-cell table:style-name="ce3" office:value-type="string">
            <text:p>||</text:p>
          </table:table-cell>
          <table:table-cell table:style-name="ce3"/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>
            <draw:frame table:end-cell-address="Arkusz1.E89" table:end-x="1.117cm" table:end-y="0.203cm" draw:z-index="0" svg:width="18.132cm" svg:height="11.977cm" svg:x="0.026cm" svg:y="0.175cm">
              <draw:object draw:notify-on-update-of-ranges="Arkusz1.B2:Arkusz1.C11 Arkusz1.E2:Arkusz1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number-columns-repeated="253"/>
        </table:table-row>
        <table:table-row table:style-name="ro1" table:number-rows-repeated="25">
          <table:table-cell table:number-columns-repeated="256"/>
        </table:table-row>
        <table:table-row table:style-name="ro1">
          <table:table-cell>
            <draw:frame table:end-cell-address="Arkusz1.E116" table:end-x="1.006cm" table:end-y="0.23cm" draw:z-index="1" svg:width="17.414cm" svg:height="12.402cm" svg:x="0.633cm" svg:y="0.254cm">
              <draw:object draw:notify-on-update-of-ranges="Arkusz1.B28:Arkusz1.C37 Arkusz1.I28:Arkusz1.I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>
            <draw:frame table:end-cell-address="Arkusz1.E143" table:end-x="1.09cm" table:end-y="0.282cm" draw:z-index="2" svg:width="17.994cm" svg:height="12.375cm" svg:x="0.137cm" svg:y="0.334cm">
              <draw:object draw:notify-on-update-of-ranges="Arkusz1.B28:Arkusz1.B37 Arkusz1.F28:Arkusz1.F37 Arkusz1.L28:Arkusz1.L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654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l" fo:country="PL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5">2007-07-25</text:date>, <text:time>00:30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7-25T00:30:36</dc:date>
    <dc:language>pl-PL</dc:language>
    <meta:editing-cycles>17</meta:editing-cycles>
    <meta:editing-duration>P6DT22H52M44S</meta:editing-duration>
    <meta:user-defined meta:name="Info 1"/>
    <meta:user-defined meta:name="Info 2"/>
    <meta:user-defined meta:name="Info 3"/>
    <meta:user-defined meta:name="Info 4"/>
    <meta:document-statistic meta:table-count="3" meta:cell-count="2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22.2000007629395pt" style:font-family-asian="'DejaVu Sans'" style:font-pitch-asian="variable" style:font-size-asian="22.2000007629395pt" style:font-family-complex="Tahoma" style:font-pitch-complex="variable" style:font-size-complex="22.2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6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5.3000001907349pt" style:font-family-asian="'DejaVu Sans'" style:font-pitch-asian="variable" style:font-size-asian="15.3000001907349pt" style:font-family-complex="Tahoma" style:font-pitch-complex="variable" style:font-size-complex="15.3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4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8" style:family="chart">
      <style:graphic-properties svg:stroke-color="#ff6f00" draw:fill-color="#ff6f0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9" style:family="chart">
      <style:graphic-properties svg:stroke-color="#800080" draw:fill-color="#80008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8.133cm" svg:height="11.978cm" chart:class="chart:line" chart:style-name="ch1">
        <chart:title svg:x="7.42cm" svg:y="0.238cm" chart:style-name="ch2">
          <text:p>Boot time</text:p>
        </chart:title>
        <chart:legend chart:legend-position="end" svg:x="15.31cm" svg:y="5.371cm" chart:style-name="ch3"/>
        <chart:plot-area chart:style-name="ch4" table:cell-range-address="Arkusz1.$B$2:.$C$11 Arkusz1.$E$2:.$E$11" chart:data-source-has-labels="both" chart:table-number-list="0 0" svg:x="0.362cm" svg:y="1.679cm" svg:width="14.165cm" svg:height="10.06cm">
          <chart:axis chart:dimension="x" chart:name="primary-x" chart:style-name="ch5">
            <chart:title svg:x="6.681cm" svg:y="11.067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62cm" svg:y="6.885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ahead</text:p>
              </table:table-cell>
              <table:table-cell office:value-type="string">
                <text:p>Prefetch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51.22">
                <text:p>51.22</text:p>
              </table:table-cell>
              <table:table-cell office:value-type="float" office:value="54.15">
                <text:p>54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96">
                <text:p>51.96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05">
                <text:p>54.05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21">
                <text:p>53.21</text:p>
              </table:table-cell>
              <table:table-cell office:value-type="float" office:value="54.42">
                <text:p>54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98">
                <text:p>53.98</text:p>
              </table:table-cell>
              <table:table-cell office:value-type="float" office:value="54.01">
                <text:p>54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26">
                <text:p>54.2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48">
                <text:p>52.48</text:p>
              </table:table-cell>
              <table:table-cell office:value-type="float" office:value="54.15">
                <text:p>5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97">
                <text:p>53.97</text:p>
              </table:table-cell>
              <table:table-cell office:value-type="float" office:value="52.27">
                <text:p>52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86">
                <text:p>52.86</text:p>
              </table:table-cell>
              <table:table-cell office:value-type="float" office:value="53.79">
                <text:p>53.7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23pt" style:font-family-asian="'DejaVu Sans'" style:font-pitch-asian="variable" style:font-size-asian="23pt" style:font-family-complex="Tahoma" style:font-pitch-complex="variable" style:font-size-complex="2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5.8999996185303pt" style:font-family-asian="'DejaVu Sans'" style:font-pitch-asian="variable" style:font-size-asian="15.8999996185303pt" style:font-family-complex="Tahoma" style:font-pitch-complex="variable" style:font-size-complex="15.8999996185303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6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graphic-properties svg:stroke-color="#ff6f00" draw:fill-color="#ff6f0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9" style:family="chart">
      <style:graphic-properties svg:stroke-color="#800080" draw:fill-color="#80008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415cm" svg:height="12.403cm" chart:class="chart:line" chart:style-name="ch1">
        <chart:title svg:x="3.985cm" svg:y="0.248cm" chart:style-name="ch2">
          <text:p>Boot time with OpenOffice</text:p>
        </chart:title>
        <chart:legend chart:legend-position="end" svg:x="14.494cm" svg:y="5.551cm" chart:style-name="ch3"/>
        <chart:plot-area chart:style-name="ch4" table:cell-range-address="Arkusz1.$B$28:.$C$37 Arkusz1.$I$28:.$I$37" chart:data-source-has-labels="both" chart:table-number-list="0 0" svg:x="0.348cm" svg:y="1.743cm" svg:width="13.451cm" svg:height="10.412cm">
          <chart:axis chart:dimension="x" chart:name="primary-x" chart:style-name="ch5">
            <chart:title svg:x="6.282cm" svg:y="11.458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48cm" svg:y="7.13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ahead</text:p>
              </table:table-cell>
              <table:table-cell office:value-type="string">
                <text:p>Prefetch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68.25">
                <text:p>68.25</text:p>
              </table:table-cell>
              <table:table-cell office:value-type="float" office:value="65.51">
                <text:p>65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74">
                <text:p>68.74</text:p>
              </table:table-cell>
              <table:table-cell office:value-type="float" office:value="64.83">
                <text:p>64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44">
                <text:p>68.44</text:p>
              </table:table-cell>
              <table:table-cell office:value-type="float" office:value="64.76">
                <text:p>64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.58">
                <text:p>68.58</text:p>
              </table:table-cell>
              <table:table-cell office:value-type="float" office:value="65.17">
                <text:p>65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3">
                <text:p>68.3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.67">
                <text:p>67.67</text:p>
              </table:table-cell>
              <table:table-cell office:value-type="float" office:value="64.94">
                <text:p>64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73">
                <text:p>68.73</text:p>
              </table:table-cell>
              <table:table-cell office:value-type="float" office:value="65.22">
                <text:p>65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21">
                <text:p>68.2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.44">
                <text:p>68.44</text:p>
              </table:table-cell>
              <table:table-cell office:value-type="float" office:value="64.35">
                <text:p>64.3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22.8999996185303pt" style:font-family-asian="'DejaVu Sans'" style:font-pitch-asian="variable" style:font-size-asian="22.8999996185303pt" style:font-family-complex="Tahoma" style:font-pitch-complex="variable" style:font-size-complex="22.899999618530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5.8000001907349pt" style:font-family-asian="'DejaVu Sans'" style:font-pitch-asian="variable" style:font-size-asian="15.8000001907349pt" style:font-family-complex="Tahoma" style:font-pitch-complex="variable" style:font-size-complex="15.8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minimum="0" chart:maximum="20" chart:origin="0" chart:interval-major="2.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graphic-properties svg:stroke-color="#ff6f00" draw:fill-color="#ff6f0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9" style:family="chart">
      <style:graphic-properties svg:stroke-color="#800080" draw:fill-color="#80008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995cm" svg:height="12.376cm" chart:class="chart:line" chart:style-name="ch1">
        <chart:title svg:x="4.838cm" svg:y="0.246cm" chart:style-name="ch2">
          <text:p>Openoffice startup time</text:p>
        </chart:title>
        <chart:legend chart:legend-position="end" svg:x="15.058cm" svg:y="5.536cm" chart:style-name="ch3"/>
        <chart:plot-area chart:style-name="ch4" table:cell-range-address="Arkusz1.$B$28:.$B$37 Arkusz1.$F$28:.$F$37 Arkusz1.$L$28:.$L$37" chart:data-source-has-labels="both" chart:table-number-list="0 0 0" svg:x="0.358cm" svg:y="1.737cm" svg:width="13.985cm" svg:height="10.393cm">
          <chart:axis chart:dimension="x" chart:name="primary-x" chart:style-name="ch5">
            <chart:title svg:x="6.774cm" svg:y="11.433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58cm" svg:y="7.114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ahead</text:p>
              </table:table-cell>
              <table:table-cell office:value-type="string">
                <text:p>Prefetch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13.3061995506">
                <text:p>13.3061995506</text:p>
              </table:table-cell>
              <table:table-cell office:value-type="float" office:value="7.11054944992">
                <text:p>7.11054944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262570858">
                <text:p>13.262570858</text:p>
              </table:table-cell>
              <table:table-cell office:value-type="float" office:value="5.49154019356">
                <text:p>5.49154019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6.02640032768">
                <text:p>6.02640032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808233738">
                <text:p>12.8808233738</text:p>
              </table:table-cell>
              <table:table-cell office:value-type="float" office:value="6.48693156242">
                <text:p>6.48693156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653265476">
                <text:p>13.4653265476</text:p>
              </table:table-cell>
              <table:table-cell office:value-type="float" office:value="7.35920500755">
                <text:p>7.35920500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633354187">
                <text:p>13.0633354187</text:p>
              </table:table-cell>
              <table:table-cell office:value-type="float" office:value="7.2159075737">
                <text:p>7.2159075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8091852665">
                <text:p>14.8091852665</text:p>
              </table:table-cell>
              <table:table-cell office:value-type="float" office:value="5.10185265541">
                <text:p>5.10185265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9332094193">
                <text:p>11.9332094193</text:p>
              </table:table-cell>
              <table:table-cell office:value-type="float" office:value="5.59345149994">
                <text:p>5.59345149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3092834949">
                <text:p>11.3092834949</text:p>
              </table:table-cell>
              <table:table-cell office:value-type="float" office:value="6.66361117363">
                <text:p>6.6636111736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